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rosabon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0T16:35:15.06</dc:date>
    <dc:creator>Rosa María Bonilla Sánchez</dc:creator>
    <meta:editing-duration>PT2M48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2" meta:word-count="11" meta:character-count="75"/>
  </office:meta>
</office:document-meta>
</file>